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50f" officeooo:paragraph-rsid="0008150f"/>
    </style:style>
    <style:style style:name="P2" style:family="paragraph" style:parent-style-name="Standard">
      <style:text-properties officeooo:rsid="00096527" officeooo:paragraph-rsid="000965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future work, a thouroughly evaluation with different matching algorithm should be carry on. <text:s/>And study of different feature descritors should be done and show the advantanges and disavantages <text:s text:c="3"/>of each one othem with clutter scenes and occlusion. </text:p>
      <text:p text:style-name="P1"/>
      <text:p text:style-name="P1"/>
      <text:p text:style-name="P2">The novelty of this appraoch it is a took the requirements of the global feature base method which require a priori segmentation of <text:s/>the object in order to reduce the complexity search of the local feature appro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19:24.910090523</meta:creation-date>
    <meta:generator>LibreOffice/5.1.6.2$Linux_X86_64 LibreOffice_project/10m0$Build-2</meta:generator>
    <dc:date>2019-03-27T19:51:49.788333480</dc:date>
    <meta:editing-duration>PT32M24S</meta:editing-duration>
    <meta:editing-cycles>2</meta:editing-cycles>
    <meta:document-statistic meta:table-count="0" meta:image-count="0" meta:object-count="0" meta:page-count="1" meta:paragraph-count="2" meta:word-count="76" meta:character-count="470" meta:non-whitespace-character-count="390"/>
  </office:meta>
</office:document-meta>
</file>